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212cm" svg:stroke-color="#ff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12cm" svg:stroke-color="#00ff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98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79cm" svg:stroke-color="#6fa8dc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9.035cm" svg:height="8.348cm" svg:x="8.182cm" svg:y="3.35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3" draw:layer="layout" svg:width="5.822cm" svg:height="1.117cm" svg:x="0cm" svg:y="0cm">
          <text:p text:style-name="P2"><text:span text:style-name="T1">Diagramme de contex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6">
          <draw:custom-shape draw:name="Shape 57" draw:style-name="gr3" draw:text-style-name="P3" draw:layer="layout" svg:width="1.524cm" svg:height="3.132cm" svg:x="2.863cm" svg:y="5.805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58">
            <draw:custom-shape draw:name="Shape 59" draw:style-name="gr4" draw:text-style-name="P3" draw:layer="layout" svg:width="0.577cm" svg:height="0.54cm" svg:x="3.357cm" svg:y="6.399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60" draw:style-name="gr5" draw:text-style-name="P4" draw:layer="layout" svg:width="0.001cm" svg:height="1.017cm" svg:x="3.646cm" svg:y="6.9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61" draw:style-name="gr5" draw:text-style-name="P4" draw:layer="layout" svg:width="0.189cm" svg:height="0.664cm" svg:x="3.452cm" svg:y="7.958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hape 62" draw:style-name="gr5" draw:text-style-name="P4" draw:layer="layout" svg:width="0.193cm" svg:height="0.676cm" svg:x="3.644cm" svg:y="7.95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63" draw:style-name="gr5" draw:text-style-name="P4" draw:layer="layout" svg:width="1.201cm" svg:height="0.001cm" svg:x="3.045cm" svg:y="7.14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Shape 64" draw:style-name="gr2" draw:text-style-name="P3" draw:layer="layout" svg:width="6.382cm" svg:height="0.839cm" svg:x="8.182cm" svg:y="11.701cm">
          <text:p text:style-name="P2"><text:span text:style-name="T2">Stat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6" draw:text-style-name="P4" draw:layer="layout" svg:width="3.716cm" svg:height="0.001cm" svg:x="4.388cm" svg:y="7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2" draw:text-style-name="P3" draw:layer="layout" svg:width="2.876cm" svg:height="0.853cm" svg:x="2.198cm" svg:y="8.596cm">
          <text:p text:style-name="P2"><text:span text:style-name="T1">Utilis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7">
          <draw:custom-shape draw:name="Shape 68" draw:style-name="gr3" draw:text-style-name="P3" draw:layer="layout" svg:width="1.864cm" svg:height="4.097cm" svg:x="18.992cm" svg:y="3.189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69">
            <draw:custom-shape draw:name="Shape 70" draw:style-name="gr4" draw:text-style-name="P3" draw:layer="layout" svg:width="0.706cm" svg:height="0.706cm" svg:x="19.596cm" svg:y="3.967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71" draw:style-name="gr5" draw:text-style-name="P4" draw:layer="layout" svg:width="0.001cm" svg:height="1.33cm" svg:x="19.95cm" svg:y="4.67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72" draw:style-name="gr5" draw:text-style-name="P4" draw:layer="layout" svg:width="0.232cm" svg:height="0.868cm" svg:x="19.715cm" svg:y="6.005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hape 73" draw:style-name="gr5" draw:text-style-name="P4" draw:layer="layout" svg:width="0.237cm" svg:height="0.885cm" svg:x="19.947cm" svg:y="6.00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74" draw:style-name="gr5" draw:text-style-name="P4" draw:layer="layout" svg:width="1.47cm" svg:height="0.001cm" svg:x="19.215cm" svg:y="4.9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Shape 75" draw:style-name="gr2" draw:text-style-name="P3" draw:layer="layout" svg:width="3.098cm" svg:height="1.417cm" svg:x="18.375cm" svg:y="6.946cm">
          <text:p text:style-name="P5"><text:span text:style-name="T1">&lt;système&gt;</text:span><text:span text:style-name="T1"><text:line-break/>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6" draw:text-style-name="P4" draw:layer="layout" svg:width="1.69cm" svg:height="0.001cm" draw:transform="rotate (-3.14159265358979) translate (18.992cm 5.238cm)">
          <text:p/>
          <draw:enhanced-geometry draw:mirror-horizontal="false" draw:mirror-vertical="false" svg:viewBox="0 0 21600 21600" draw:type="mso-spt32" draw:enhanced-path="M 0 0 L 21600 21600 N"/>
        </draw:custom-shape>
        <draw:g draw:name="Shape 77">
          <draw:custom-shape draw:name="Shape 78" draw:style-name="gr3" draw:text-style-name="P3" draw:layer="layout" svg:width="1.524cm" svg:height="3.132cm" svg:x="2.925cm" svg:y="9.904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79">
            <draw:custom-shape draw:name="Shape 80" draw:style-name="gr4" draw:text-style-name="P3" draw:layer="layout" svg:width="0.577cm" svg:height="0.54cm" svg:x="3.419cm" svg:y="10.498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81" draw:style-name="gr5" draw:text-style-name="P4" draw:layer="layout" svg:width="0.001cm" svg:height="1.017cm" svg:x="3.708cm" svg:y="11.03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82" draw:style-name="gr5" draw:text-style-name="P4" draw:layer="layout" svg:width="0.189cm" svg:height="0.664cm" svg:x="3.513cm" svg:y="12.057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hape 83" draw:style-name="gr5" draw:text-style-name="P4" draw:layer="layout" svg:width="0.193cm" svg:height="0.676cm" svg:x="3.706cm" svg:y="12.057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84" draw:style-name="gr5" draw:text-style-name="P4" draw:layer="layout" svg:width="1.201cm" svg:height="0.001cm" svg:x="3.107cm" svg:y="11.243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Shape 85" draw:style-name="gr2" draw:text-style-name="P3" draw:layer="layout" svg:width="3.709cm" svg:height="0.853cm" svg:x="1.964cm" svg:y="12.695cm">
          <text:p text:style-name="P2"><text:span text:style-name="T1">Administr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6" draw:text-style-name="P4" draw:layer="layout" svg:width="3.709cm" svg:height="0.001cm" draw:transform="rotate (-3.14159265358979) translate (8.159cm 11.47cm)">
          <text:p/>
          <draw:enhanced-geometry draw:mirror-horizontal="false" draw:mirror-vertical="false" svg:viewBox="0 0 21600 21600" draw:type="mso-spt32" draw:enhanced-path="M 0 0 L 21600 21600 N"/>
        </draw:custom-shape>
        <draw:g draw:name="Shape 87">
          <draw:g draw:name="Shape 88">
            <draw:custom-shape draw:name="Shape 89" draw:style-name="gr3" draw:text-style-name="P3" draw:layer="layout" svg:width="0.813cm" svg:height="1.788cm" svg:x="1.79cm" svg:y="1.088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90">
              <draw:custom-shape draw:name="Shape 91" draw:style-name="gr4" draw:text-style-name="P3" draw:layer="layout" svg:width="0.308cm" svg:height="0.308cm" svg:x="2.054cm" svg:y="1.427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92" draw:style-name="gr5" draw:text-style-name="P4" draw:layer="layout" svg:width="0.001cm" svg:height="0.58cm" svg:x="2.209cm" svg:y="1.73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93" draw:style-name="gr5" draw:text-style-name="P4" draw:layer="layout" svg:width="0.101cm" svg:height="0.379cm" svg:x="2.104cm" svg:y="2.317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94" draw:style-name="gr5" draw:text-style-name="P4" draw:layer="layout" svg:width="0.103cm" svg:height="0.386cm" svg:x="2.208cm" svg:y="2.31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95" draw:style-name="gr5" draw:text-style-name="P4" draw:layer="layout" svg:width="0.641cm" svg:height="0.001cm" svg:x="1.888cm" svg:y="1.852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96" draw:style-name="gr7" draw:text-style-name="P3" draw:layer="layout" svg:width="2.231cm" svg:height="0.786cm" svg:x="1.081cm" svg:y="2.876cm">
            <text:p text:style-name="P5"><text:span text:style-name="T3">Statistici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97">
          <draw:g draw:name="Shape 98">
            <draw:custom-shape draw:name="Shape 99" draw:style-name="gr3" draw:text-style-name="P3" draw:layer="layout" svg:width="0.813cm" svg:height="1.788cm" svg:x="6.042cm" svg:y="1.088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100">
              <draw:custom-shape draw:name="Shape 101" draw:style-name="gr4" draw:text-style-name="P3" draw:layer="layout" svg:width="0.308cm" svg:height="0.308cm" svg:x="6.306cm" svg:y="1.427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02" draw:style-name="gr5" draw:text-style-name="P4" draw:layer="layout" svg:width="0.001cm" svg:height="0.58cm" svg:x="6.461cm" svg:y="1.73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03" draw:style-name="gr5" draw:text-style-name="P4" draw:layer="layout" svg:width="0.101cm" svg:height="0.379cm" svg:x="6.356cm" svg:y="2.317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104" draw:style-name="gr5" draw:text-style-name="P4" draw:layer="layout" svg:width="0.103cm" svg:height="0.386cm" svg:x="6.459cm" svg:y="2.31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05" draw:style-name="gr5" draw:text-style-name="P4" draw:layer="layout" svg:width="0.641cm" svg:height="0.001cm" svg:x="6.14cm" svg:y="1.852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106" draw:style-name="gr7" draw:text-style-name="P3" draw:layer="layout" svg:width="2.231cm" svg:height="0.786cm" svg:x="5.333cm" svg:y="2.876cm">
            <text:p text:style-name="P5"><text:span text:style-name="T3">Amateu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07">
          <draw:g draw:name="Shape 108">
            <draw:custom-shape draw:name="Shape 109" draw:style-name="gr3" draw:text-style-name="P3" draw:layer="layout" svg:width="0.813cm" svg:height="1.788cm" svg:x="3.81cm" svg:y="1.088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110">
              <draw:custom-shape draw:name="Shape 111" draw:style-name="gr4" draw:text-style-name="P3" draw:layer="layout" svg:width="0.308cm" svg:height="0.308cm" svg:x="4.074cm" svg:y="1.427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12" draw:style-name="gr5" draw:text-style-name="P4" draw:layer="layout" svg:width="0.001cm" svg:height="0.58cm" svg:x="4.228cm" svg:y="1.73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13" draw:style-name="gr5" draw:text-style-name="P4" draw:layer="layout" svg:width="0.101cm" svg:height="0.379cm" svg:x="4.123cm" svg:y="2.317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114" draw:style-name="gr5" draw:text-style-name="P4" draw:layer="layout" svg:width="0.103cm" svg:height="0.386cm" svg:x="4.227cm" svg:y="2.31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15" draw:style-name="gr5" draw:text-style-name="P4" draw:layer="layout" svg:width="0.641cm" svg:height="0.001cm" svg:x="3.907cm" svg:y="1.852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116" draw:style-name="gr7" draw:text-style-name="P3" draw:layer="layout" svg:width="2.231cm" svg:height="0.786cm" svg:x="3.101cm" svg:y="2.876cm">
            <text:p text:style-name="P5"><text:span text:style-name="T3">Début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17" draw:style-name="gr6" draw:text-style-name="P4" draw:layer="layout" svg:width="0.001cm" svg:height="4.251cm" draw:transform="rotate (1.5707963267949) translate (2.196cm 3.666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18" draw:style-name="gr8" draw:text-style-name="P4" draw:layer="layout" svg:width="0.001cm" svg:height="1.104cm" svg:x="3.636cm" svg:y="4.51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51" draw:style-name="gr9" draw:layer="layout" svg:width="16.932cm" svg:height="9.524cm" svg:x="1.059cm" svg:y="1.905cm" draw:page-number="1" presentation:class="page"/>
          <draw:frame draw:name="Shape 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Shape 123" draw:style-name="gr10" draw:text-style-name="P3" draw:layer="layout" svg:width="9.035cm" svg:height="8.348cm" svg:x="8.182cm" svg:y="3.35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2" draw:text-style-name="P3" draw:layer="layout" svg:width="5.822cm" svg:height="1.117cm" svg:x="0cm" svg:y="0cm">
          <text:p text:style-name="P2"><text:span text:style-name="T1">Diagramme de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5">
          <draw:custom-shape draw:name="Shape 126" draw:style-name="gr3" draw:text-style-name="P3" draw:layer="layout" svg:width="1.864cm" svg:height="4.097cm" svg:x="1.681cm" svg:y="2.574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127">
            <draw:custom-shape draw:name="Shape 128" draw:style-name="gr4" draw:text-style-name="P3" draw:layer="layout" svg:width="0.706cm" svg:height="0.706cm" svg:x="2.285cm" svg:y="3.352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29" draw:style-name="gr5" draw:text-style-name="P4" draw:layer="layout" svg:width="0.001cm" svg:height="1.33cm" svg:x="2.639cm" svg:y="4.05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130" draw:style-name="gr5" draw:text-style-name="P4" draw:layer="layout" svg:width="0.232cm" svg:height="0.868cm" svg:x="2.404cm" svg:y="5.3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hape 131" draw:style-name="gr5" draw:text-style-name="P4" draw:layer="layout" svg:width="0.237cm" svg:height="0.885cm" svg:x="2.637cm" svg:y="5.3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132" draw:style-name="gr5" draw:text-style-name="P4" draw:layer="layout" svg:width="1.47cm" svg:height="0.001cm" svg:x="1.904cm" svg:y="4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Shape 133" draw:style-name="gr2" draw:text-style-name="P3" draw:layer="layout" svg:width="6.382cm" svg:height="0.839cm" svg:x="8.182cm" svg:y="11.701cm">
          <text:p text:style-name="P2"><text:span text:style-name="T2">Stat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1" draw:text-style-name="P3" draw:layer="layout" svg:width="4.595cm" svg:height="2.022cm" svg:x="9.075cm" svg:y="4.097cm">
          <text:p text:style-name="P2"><text:span text:style-name="T1">Interface Stat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11" draw:text-style-name="P3" draw:layer="layout" svg:width="4.595cm" svg:height="2.291cm" svg:x="9.114cm" svg:y="9.07cm">
          <text:p text:style-name="P2"><text:span text:style-name="T1">Documentation statis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6" draw:text-style-name="P4" draw:layer="layout" svg:width="5.528cm" svg:height="0.485cm" svg:x="3.546cm" svg:y="4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" draw:style-name="gr6" draw:text-style-name="P4" draw:layer="layout" svg:width="5.567cm" svg:height="5.592cm" svg:x="3.546cm" svg:y="4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8" draw:style-name="gr12" draw:text-style-name="P7" draw:layer="layout" svg:width="1.602cm" svg:height="0.839cm" svg:x="13.744cm" svg:y="3.842cm">
          <text:p text:style-name="P5"><text:span text:style-name="T1">(P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3" draw:text-style-name="P7" draw:layer="layout" svg:width="1.602cm" svg:height="0.839cm" svg:x="13.207cm" svg:y="10.539cm">
          <text:p text:style-name="P5"><text:span text:style-name="T1">(P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2" draw:text-style-name="P3" draw:layer="layout" svg:width="3.098cm" svg:height="1.117cm" svg:x="1.287cm" svg:y="6.225cm">
          <text:p text:style-name="P2"><text:span text:style-name="T1">Utilis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1">
          <draw:custom-shape draw:name="Shape 142" draw:style-name="gr3" draw:text-style-name="P3" draw:layer="layout" svg:width="1.864cm" svg:height="4.097cm" svg:x="18.992cm" svg:y="3.189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143">
            <draw:custom-shape draw:name="Shape 144" draw:style-name="gr4" draw:text-style-name="P3" draw:layer="layout" svg:width="0.706cm" svg:height="0.706cm" svg:x="19.596cm" svg:y="3.967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45" draw:style-name="gr5" draw:text-style-name="P4" draw:layer="layout" svg:width="0.001cm" svg:height="1.33cm" svg:x="19.95cm" svg:y="4.67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146" draw:style-name="gr5" draw:text-style-name="P4" draw:layer="layout" svg:width="0.232cm" svg:height="0.868cm" svg:x="19.715cm" svg:y="6.005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hape 147" draw:style-name="gr5" draw:text-style-name="P4" draw:layer="layout" svg:width="0.237cm" svg:height="0.885cm" svg:x="19.947cm" svg:y="6.00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148" draw:style-name="gr5" draw:text-style-name="P4" draw:layer="layout" svg:width="1.47cm" svg:height="0.001cm" svg:x="19.215cm" svg:y="4.9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Shape 149" draw:style-name="gr2" draw:text-style-name="P3" draw:layer="layout" svg:width="3.098cm" svg:height="1.417cm" svg:x="18.375cm" svg:y="6.946cm">
          <text:p text:style-name="P5"><text:span text:style-name="T1">&lt;système&gt;</text:span><text:span text:style-name="T1"><text:line-break/>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6" draw:text-style-name="P4" draw:layer="layout" svg:width="5.32cm" svg:height="0.128cm" draw:transform="rotate (-3.14159265358979) translate (18.992cm 5.238cm)">
          <text:p/>
          <draw:enhanced-geometry draw:mirror-horizontal="false" draw:mirror-vertical="false" svg:viewBox="0 0 21600 21600" draw:type="mso-spt32" draw:enhanced-path="M 0 0 L 21600 21600 N"/>
        </draw:custom-shape>
        <draw:g draw:name="Shape 151">
          <draw:custom-shape draw:name="Shape 152" draw:style-name="gr3" draw:text-style-name="P3" draw:layer="layout" svg:width="1.864cm" svg:height="4.097cm" svg:x="1.756cm" svg:y="7.935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153">
            <draw:custom-shape draw:name="Shape 154" draw:style-name="gr4" draw:text-style-name="P3" draw:layer="layout" svg:width="0.706cm" svg:height="0.706cm" svg:x="2.361cm" svg:y="8.713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55" draw:style-name="gr5" draw:text-style-name="P4" draw:layer="layout" svg:width="0.001cm" svg:height="1.33cm" svg:x="2.714cm" svg:y="9.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156" draw:style-name="gr5" draw:text-style-name="P4" draw:layer="layout" svg:width="0.232cm" svg:height="0.868cm" svg:x="2.479cm" svg:y="10.751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hape 157" draw:style-name="gr5" draw:text-style-name="P4" draw:layer="layout" svg:width="0.237cm" svg:height="0.885cm" svg:x="2.712cm" svg:y="10.7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hape 158" draw:style-name="gr5" draw:text-style-name="P4" draw:layer="layout" svg:width="1.47cm" svg:height="0.001cm" svg:x="1.979cm" svg:y="9.686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Shape 159" draw:style-name="gr2" draw:text-style-name="P3" draw:layer="layout" svg:width="3.886cm" svg:height="1.117cm" svg:x="0.867cm" svg:y="11.585cm">
          <text:p text:style-name="P2"><text:span text:style-name="T1">Administr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6" draw:text-style-name="P4" draw:layer="layout" svg:width="5.453cm" svg:height="4.874cm" svg:x="3.619cm" svg:y="5.1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1" draw:style-name="gr6" draw:text-style-name="P4" draw:layer="layout" svg:width="5.492cm" svg:height="0.232cm" draw:transform="rotate (-3.14159265358979) translate (9.114cm 10.2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2" draw:style-name="gr11" draw:text-style-name="P3" draw:layer="layout" svg:width="4.595cm" svg:height="2.022cm" svg:x="9.083cm" svg:y="6.584cm">
          <text:p text:style-name="P2"><text:span text:style-name="T1">Bas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6" draw:text-style-name="P4" draw:layer="layout" svg:width="5.461cm" svg:height="2.387cm" draw:transform="rotate (-3.14159265358979) translate (9.081cm 9.9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4" draw:style-name="gr6" draw:text-style-name="P4" draw:layer="layout" svg:width="0.007cm" svg:height="2.486cm" svg:x="13.671cm" svg:y="5.108cm">
          <text:p/>
          <draw:enhanced-geometry draw:mirror-horizontal="false" draw:mirror-vertical="false" draw:text-areas="0 0 ?f5 ?f6" svg:viewBox="0 0 0 0" draw:type="ooxml-curvedConnector3" draw:modifiers="2524814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5" draw:style-name="gr6" draw:text-style-name="P4" draw:layer="layout" svg:width="2.62cm" svg:height="0.03cm" draw:transform="rotate (1.5707963267949) translate (13.679cm 10.216cm)">
          <text:p/>
          <draw:enhanced-geometry draw:mirror-horizontal="true" draw:mirror-vertical="false" draw:text-areas="0 0 ?f10 ?f11" svg:viewBox="0 0 0 0" draw:type="ooxml-curvedConnector4" draw:modifiers="7703 6692568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66" draw:style-name="gr6" draw:text-style-name="P4" draw:layer="layout" svg:width="5.312cm" svg:height="2.357cm" draw:transform="rotate (-3.14159265358979) translate (18.992cm 7.5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7" draw:style-name="gr12" draw:text-style-name="P7" draw:layer="layout" svg:width="1.602cm" svg:height="0.839cm" svg:x="13.449cm" svg:y="8.049cm">
          <text:p text:style-name="P5"><text:span text:style-name="T1">(P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Rogini Runghen</dc:creator>
          <dc:date>2017-01-26T21:05:21.945000000</dc:date>
          <text:p>- 'StatsEasy' me plait bien :) </text:p>
          <text:p>- Pour le moment j'ai qu'une liste de des methodes - ainsi que les packages que chacun peut faire, mais je ferai une listes ou fichier excel avec tout ca ce soir en rentrant</text:p>
        </officeooo:annotation>
        <officeooo:annotation svg:x="26.978cm" svg:y="0cm">
          <dc:creator>Bastien Delseny</dc:creator>
          <dc:date>2017-01-26T20:08:44.927000000</dc:date>
          <text:p>Hypothèse : La base de données est utilisée à la fois pour le site de documentation et pour l'interface de choix. (On pourra discuter de comment faire mais c'est possible je pense)</text:p>
        </officeooo:annotation>
        <officeooo:annotation svg:x="26.978cm" svg:y="1.587cm">
          <dc:creator>Bastien Delseny</dc:creator>
          <dc:date>2017-01-26T18:38:15.705000000</dc:date>
          <text:p>Il faudra donner des noms aux différents projets.</text:p>
          <text:p>Notamment au projet principal pour pouvoir le créer sur GitHub quand on en sera là, et surtout pour que ça soit plus facil pour nous quand on parle.</text:p>
        </officeooo:annotation>
        <officeooo:annotation svg:x="26.978cm" svg:y="1.587cm">
          <dc:creator>Bastien Delseny</dc:creator>
          <dc:date>2017-01-26T18:36:51.763000000</dc:date>
          <text:p>Hypothèse : La base de données est utilisée à la fois pour le site de documentation et pour l'interface de choix. (On pourra discuter de comment faire mais c'est possible je pense)</text:p>
        </officeooo:annotation>
        <officeooo:annotation svg:x="26.978cm" svg:y="1.587cm">
          <dc:creator>Bastien Delseny</dc:creator>
          <dc:date>2017-01-26T18:35:25.177000000</dc:date>
          <text:p>Je ne différencie pas les différents utilisateurs ici car ils ont le même "comportement".</text:p>
          <text:p>Je les détails dans la prochaine diapo.</text:p>
        </officeooo:annotation>
      </draw:page>
      <draw:page draw:name="page3" draw:style-name="dp1" draw:master-page-name="Blank">
        <draw:custom-shape draw:name="Shape 172" draw:style-name="gr2" draw:text-style-name="P3" draw:layer="layout" svg:width="8.976cm" svg:height="1.117cm" svg:x="0cm" svg:y="0cm">
          <text:p text:style-name="P2"><text:span text:style-name="T1">Cas d’utilisation Interface version 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10" draw:text-style-name="P3" draw:layer="layout" svg:width="10.447cm" svg:height="11.775cm" svg:x="7.183cm" svg:y="1.11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2" draw:text-style-name="P3" draw:layer="layout" svg:width="6.827cm" svg:height="0.787cm" svg:x="7.763cm" svg:y="13.053cm">
          <text:p text:style-name="P2"><text:span text:style-name="T2">Interface Stat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75">
          <draw:g draw:name="Shape 176">
            <draw:custom-shape draw:name="Shape 177" draw:style-name="gr3" draw:text-style-name="P3" draw:layer="layout" svg:width="0.813cm" svg:height="1.788cm" svg:x="2.075cm" svg:y="6.253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178">
              <draw:custom-shape draw:name="Shape 179" draw:style-name="gr4" draw:text-style-name="P3" draw:layer="layout" svg:width="0.308cm" svg:height="0.308cm" svg:x="2.339cm" svg:y="6.592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80" draw:style-name="gr5" draw:text-style-name="P4" draw:layer="layout" svg:width="0.001cm" svg:height="0.58cm" svg:x="2.493cm" svg:y="6.90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81" draw:style-name="gr5" draw:text-style-name="P4" draw:layer="layout" svg:width="0.101cm" svg:height="0.379cm" svg:x="2.388cm" svg:y="7.48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182" draw:style-name="gr5" draw:text-style-name="P4" draw:layer="layout" svg:width="0.103cm" svg:height="0.386cm" svg:x="2.492cm" svg:y="7.48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83" draw:style-name="gr5" draw:text-style-name="P4" draw:layer="layout" svg:width="0.641cm" svg:height="0.001cm" svg:x="2.172cm" svg:y="7.01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184" draw:style-name="gr7" draw:text-style-name="P3" draw:layer="layout" svg:width="2.231cm" svg:height="0.786cm" svg:x="1.366cm" svg:y="8.042cm">
            <text:p text:style-name="P5"><text:span text:style-name="T3">Utilisateu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85" draw:style-name="gr14" draw:text-style-name="P3" draw:layer="layout" svg:width="5.139cm" svg:height="1.522cm" svg:x="7.474cm" svg:y="6.382cm">
          <text:p text:style-name="P2"><text:span text:style-name="T4">Index méthodes &amp; fonction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6" draw:style-name="gr14" draw:text-style-name="P3" draw:layer="layout" svg:width="6.092cm" svg:height="1.117cm" svg:x="8.787cm" svg:y="9.783cm">
          <text:p text:style-name="P2"><text:span text:style-name="T4">Gestion modul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7" draw:style-name="gr14" draw:text-style-name="P3" draw:layer="layout" svg:width="5.462cm" svg:height="1.522cm" svg:x="8.029cm" svg:y="1.534cm">
          <text:p text:style-name="P2"><text:span text:style-name="T4">aide aux choix des statistiqu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8" draw:style-name="gr14" draw:text-style-name="P3" draw:layer="layout" svg:width="5.462cm" svg:height="1.522cm" svg:x="10.073cm" svg:y="3.624cm">
          <text:p text:style-name="P2"><text:span text:style-name="T4">Lancer analyse automatiqu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9" draw:style-name="gr6" draw:text-style-name="P4" draw:layer="layout" svg:width="4.584cm" svg:height="0.002cm" draw:transform="rotate (-3.14159265358979) translate (7.474cm 7.147cm)">
          <text:p/>
          <draw:enhanced-geometry draw:mirror-horizontal="true" draw:mirror-vertical="false" svg:viewBox="0 0 21600 21600" draw:type="mso-spt32" draw:enhanced-path="M 0 0 L 21600 21600 N"/>
        </draw:custom-shape>
        <draw:g draw:name="Shape 190">
          <draw:g draw:name="Shape 191">
            <draw:custom-shape draw:name="Shape 192" draw:style-name="gr3" draw:text-style-name="P3" draw:layer="layout" svg:width="0.813cm" svg:height="1.788cm" svg:x="1.579cm" svg:y="1.723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193">
              <draw:custom-shape draw:name="Shape 194" draw:style-name="gr4" draw:text-style-name="P3" draw:layer="layout" svg:width="0.308cm" svg:height="0.308cm" svg:x="1.843cm" svg:y="2.062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95" draw:style-name="gr5" draw:text-style-name="P4" draw:layer="layout" svg:width="0.001cm" svg:height="0.58cm" svg:x="1.997cm" svg:y="2.37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96" draw:style-name="gr5" draw:text-style-name="P4" draw:layer="layout" svg:width="0.101cm" svg:height="0.379cm" svg:x="1.892cm" svg:y="2.95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197" draw:style-name="gr5" draw:text-style-name="P4" draw:layer="layout" svg:width="0.103cm" svg:height="0.386cm" svg:x="1.996cm" svg:y="2.95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98" draw:style-name="gr5" draw:text-style-name="P4" draw:layer="layout" svg:width="0.641cm" svg:height="0.001cm" svg:x="1.676cm" svg:y="2.48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199" draw:style-name="gr7" draw:text-style-name="P3" draw:layer="layout" svg:width="2.231cm" svg:height="0.786cm" svg:x="0.87cm" svg:y="3.511cm">
            <text:p text:style-name="P5"><text:span text:style-name="T3">Statistici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00">
          <draw:g draw:name="Shape 201">
            <draw:custom-shape draw:name="Shape 202" draw:style-name="gr3" draw:text-style-name="P3" draw:layer="layout" svg:width="0.813cm" svg:height="1.788cm" svg:x="5.831cm" svg:y="1.723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03">
              <draw:custom-shape draw:name="Shape 204" draw:style-name="gr4" draw:text-style-name="P3" draw:layer="layout" svg:width="0.308cm" svg:height="0.308cm" svg:x="6.095cm" svg:y="2.062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05" draw:style-name="gr5" draw:text-style-name="P4" draw:layer="layout" svg:width="0.001cm" svg:height="0.58cm" svg:x="6.249cm" svg:y="2.37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06" draw:style-name="gr5" draw:text-style-name="P4" draw:layer="layout" svg:width="0.101cm" svg:height="0.379cm" svg:x="6.144cm" svg:y="2.95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07" draw:style-name="gr5" draw:text-style-name="P4" draw:layer="layout" svg:width="0.103cm" svg:height="0.386cm" svg:x="6.248cm" svg:y="2.95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08" draw:style-name="gr5" draw:text-style-name="P4" draw:layer="layout" svg:width="0.641cm" svg:height="0.001cm" svg:x="5.928cm" svg:y="2.48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09" draw:style-name="gr7" draw:text-style-name="P3" draw:layer="layout" svg:width="2.231cm" svg:height="0.786cm" svg:x="5.121cm" svg:y="3.511cm">
            <text:p text:style-name="P5"><text:span text:style-name="T3">Amateu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10">
          <draw:g draw:name="Shape 211">
            <draw:custom-shape draw:name="Shape 212" draw:style-name="gr3" draw:text-style-name="P3" draw:layer="layout" svg:width="0.813cm" svg:height="1.788cm" svg:x="3.598cm" svg:y="1.723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3">
              <draw:custom-shape draw:name="Shape 214" draw:style-name="gr4" draw:text-style-name="P3" draw:layer="layout" svg:width="0.308cm" svg:height="0.308cm" svg:x="3.862cm" svg:y="2.062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5" draw:style-name="gr5" draw:text-style-name="P4" draw:layer="layout" svg:width="0.001cm" svg:height="0.58cm" svg:x="4.016cm" svg:y="2.37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16" draw:style-name="gr5" draw:text-style-name="P4" draw:layer="layout" svg:width="0.101cm" svg:height="0.379cm" svg:x="3.912cm" svg:y="2.95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17" draw:style-name="gr5" draw:text-style-name="P4" draw:layer="layout" svg:width="0.103cm" svg:height="0.386cm" svg:x="4.015cm" svg:y="2.95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18" draw:style-name="gr5" draw:text-style-name="P4" draw:layer="layout" svg:width="0.641cm" svg:height="0.001cm" svg:x="3.695cm" svg:y="2.48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19" draw:style-name="gr7" draw:text-style-name="P3" draw:layer="layout" svg:width="2.231cm" svg:height="0.786cm" svg:x="2.889cm" svg:y="3.511cm">
            <text:p text:style-name="P5"><text:span text:style-name="T3">Début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20" draw:style-name="gr6" draw:text-style-name="P4" draw:layer="layout" svg:width="0.001cm" svg:height="4.251cm" draw:transform="rotate (1.5707963267949) translate (1.984cm 4.301cm)">
          <text:p/>
          <draw:enhanced-geometry draw:mirror-horizontal="true" draw:mirror-vertical="false" draw:text-areas="0 0 ?f2 ?f3" svg:viewBox="0 0 0 0" draw:type="ooxml-bentConnector3" draw:modifiers="5249783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21" draw:style-name="gr6" draw:text-style-name="P4" draw:layer="layout" svg:width="0.001cm" svg:height="0.874cm" svg:x="4.005cm" svg:y="4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2" draw:style-name="gr8" draw:text-style-name="P4" draw:layer="layout" svg:width="0.001cm" svg:height="1.104cm" svg:x="2.482cm" svg:y="5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3" draw:style-name="gr6" draw:text-style-name="P4" draw:layer="layout" svg:width="1.383cm" svg:height="0.32cm" draw:transform="rotate (-3.14159265358979) translate (8.027cm 2.6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6" draw:text-style-name="P4" draw:layer="layout" svg:width="5.66cm" svg:height="1.767cm" svg:x="4.412cm" svg:y="2.617cm">
          <text:p/>
          <draw:enhanced-geometry draw:mirror-horizontal="false" draw:mirror-vertical="false" svg:viewBox="0 0 21600 21600" draw:type="mso-spt32" draw:enhanced-path="M 0 0 L 21600 21600 N"/>
        </draw:custom-shape>
        <draw:g draw:name="Shape 225">
          <draw:g draw:name="Shape 226">
            <draw:custom-shape draw:name="Shape 227" draw:style-name="gr3" draw:text-style-name="P3" draw:layer="layout" svg:width="0.813cm" svg:height="1.788cm" svg:x="2.075cm" svg:y="10.282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8">
              <draw:custom-shape draw:name="Shape 229" draw:style-name="gr4" draw:text-style-name="P3" draw:layer="layout" svg:width="0.308cm" svg:height="0.308cm" svg:x="2.339cm" svg:y="10.622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30" draw:style-name="gr5" draw:text-style-name="P4" draw:layer="layout" svg:width="0.001cm" svg:height="0.58cm" svg:x="2.493cm" svg:y="10.93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31" draw:style-name="gr5" draw:text-style-name="P4" draw:layer="layout" svg:width="0.101cm" svg:height="0.379cm" svg:x="2.388cm" svg:y="11.51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32" draw:style-name="gr5" draw:text-style-name="P4" draw:layer="layout" svg:width="0.103cm" svg:height="0.386cm" svg:x="2.492cm" svg:y="11.51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33" draw:style-name="gr5" draw:text-style-name="P4" draw:layer="layout" svg:width="0.641cm" svg:height="0.001cm" svg:x="2.172cm" svg:y="11.04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34" draw:style-name="gr7" draw:text-style-name="P3" draw:layer="layout" svg:width="3.135cm" svg:height="0.787cm" svg:x="0.87cm" svg:y="12.071cm">
            <text:p text:style-name="P5"><text:span text:style-name="T3">Administrateu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35" draw:style-name="gr6" draw:text-style-name="P4" draw:layer="layout" svg:width="5.897cm" svg:height="0.834cm" svg:x="2.887cm" svg:y="10.342cm">
          <text:p/>
          <draw:enhanced-geometry draw:mirror-horizontal="true" draw:mirror-vertical="false" svg:viewBox="0 0 21600 21600" draw:type="mso-spt32" draw:enhanced-path="M 0 0 L 21600 21600 N"/>
        </draw:custom-shape>
        <draw:g draw:name="Shape 236">
          <draw:g draw:name="Shape 237">
            <draw:custom-shape draw:name="Shape 238" draw:style-name="gr3" draw:text-style-name="P3" draw:layer="layout" svg:width="0.813cm" svg:height="1.788cm" svg:x="20.401cm" svg:y="1.723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39">
              <draw:custom-shape draw:name="Shape 240" draw:style-name="gr4" draw:text-style-name="P3" draw:layer="layout" svg:width="0.308cm" svg:height="0.308cm" svg:x="20.665cm" svg:y="2.062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41" draw:style-name="gr5" draw:text-style-name="P4" draw:layer="layout" svg:width="0.001cm" svg:height="0.58cm" svg:x="20.82cm" svg:y="2.37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42" draw:style-name="gr5" draw:text-style-name="P4" draw:layer="layout" svg:width="0.101cm" svg:height="0.379cm" svg:x="20.715cm" svg:y="2.95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43" draw:style-name="gr5" draw:text-style-name="P4" draw:layer="layout" svg:width="0.103cm" svg:height="0.386cm" svg:x="20.819cm" svg:y="2.95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44" draw:style-name="gr5" draw:text-style-name="P4" draw:layer="layout" svg:width="0.641cm" svg:height="0.001cm" svg:x="20.499cm" svg:y="2.48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45" draw:style-name="gr7" draw:text-style-name="P3" draw:layer="layout" svg:width="2.822cm" svg:height="1.116cm" svg:x="19.37cm" svg:y="3.512cm">
            <text:p text:style-name="P5"><text:span text:style-name="T3">&lt;système&gt;</text:span></text:p>
            <text:p text:style-name="P5"><text:span text:style-name="T3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46" draw:style-name="gr6" draw:text-style-name="P4" draw:layer="layout" svg:width="4.865cm" svg:height="1.767cm" svg:x="15.533cm" svg:y="2.617cm">
          <text:p/>
          <draw:enhanced-geometry draw:mirror-horizontal="true" draw:mirror-vertical="false" svg:viewBox="0 0 21600 21600" draw:type="mso-spt32" draw:enhanced-path="M 0 0 L 21600 21600 N"/>
        </draw:custom-shape>
        <draw:g draw:name="Shape 247">
          <draw:g draw:name="Shape 248">
            <draw:custom-shape draw:name="Shape 249" draw:style-name="gr3" draw:text-style-name="P3" draw:layer="layout" svg:width="0.813cm" svg:height="1.788cm" svg:x="20.401cm" svg:y="9.897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50">
              <draw:custom-shape draw:name="Shape 251" draw:style-name="gr4" draw:text-style-name="P3" draw:layer="layout" svg:width="0.308cm" svg:height="0.308cm" svg:x="20.665cm" svg:y="10.237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52" draw:style-name="gr5" draw:text-style-name="P4" draw:layer="layout" svg:width="0.001cm" svg:height="0.58cm" svg:x="20.82cm" svg:y="10.54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53" draw:style-name="gr5" draw:text-style-name="P4" draw:layer="layout" svg:width="0.101cm" svg:height="0.379cm" svg:x="20.715cm" svg:y="11.127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54" draw:style-name="gr5" draw:text-style-name="P4" draw:layer="layout" svg:width="0.103cm" svg:height="0.386cm" svg:x="20.819cm" svg:y="11.12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55" draw:style-name="gr5" draw:text-style-name="P4" draw:layer="layout" svg:width="0.641cm" svg:height="0.001cm" svg:x="20.499cm" svg:y="10.662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56" draw:style-name="gr7" draw:text-style-name="P3" draw:layer="layout" svg:width="3.792cm" svg:height="1.116cm" svg:x="19.057cm" svg:y="11.686cm">
            <text:p text:style-name="P5"><text:span text:style-name="T3">&lt;système&gt;</text:span></text:p>
            <text:p text:style-name="P5"><text:span text:style-name="T3">Base de donné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57" draw:style-name="gr6" draw:text-style-name="P4" draw:layer="layout" svg:width="7.787cm" svg:height="3.647cm" svg:x="12.614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15" draw:text-style-name="P7" draw:layer="layout" svg:width="1.496cm" svg:height="0.874cm" svg:x="8.978cm" svg:y="5.713cm">
          <text:p text:style-name="P5"><text:span text:style-name="T1">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5" draw:text-style-name="P7" draw:layer="layout" svg:width="1.496cm" svg:height="0.874cm" svg:x="12.614cm" svg:y="1.421cm">
          <text:p text:style-name="P5"><text:span text:style-name="T1">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6" draw:text-style-name="P7" draw:layer="layout" svg:width="1.496cm" svg:height="0.874cm" svg:x="13.491cm" svg:y="5.011cm">
          <text:p text:style-name="P5"><text:span text:style-name="T1">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6" draw:text-style-name="P7" draw:layer="layout" svg:width="1.496cm" svg:height="0.874cm" svg:x="13.383cm" svg:y="10.322cm">
          <text:p text:style-name="P5"><text:span text:style-name="T1">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6" draw:text-style-name="P4" draw:layer="layout" svg:width="7.87cm" svg:height="4.088cm" draw:transform="rotate (-3.14159265358979) translate (10.76cm 7.1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3" draw:style-name="gr6" draw:text-style-name="P4" draw:layer="layout" svg:width="7.183cm" svg:height="2.761cm" draw:transform="rotate (-3.14159265358979) translate (10.071cm 7.14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/>
        <officeooo:annotation svg:x="26.978cm" svg:y="0cm">
          <dc:creator>Rogini Runghen</dc:creator>
          <dc:date>2017-01-27T11:56:36.901000000</dc:date>
          <text:p>C'est le seul que tu verras sur l'interface graphique sous R?</text:p>
          <text:p>OU que c'est la seule etape qui implique les calculs lancE directement sur R?</text:p>
        </officeooo:annotation>
        <officeooo:annotation svg:x="26.978cm" svg:y="0cm">
          <dc:creator>Bastien Delseny</dc:creator>
          <dc:date>2017-01-27T11:56:36.901000000</dc:date>
          <text:p>Pas compris. Mais en gros l'utilisateur demande de lancer l'analyse. L'interface gère les fonctions et méthodes à utiliser, puis envoie ça sous R pour que R fasse les calculs. R envoie les sorties des calculs à l'interface. L'interface affiche les sorties.</text:p>
        </officeooo:annotation>
      </draw:page>
      <draw:page draw:name="page4" draw:style-name="dp1" draw:master-page-name="Blank">
        <draw:custom-shape draw:name="Shape 268" draw:style-name="gr2" draw:text-style-name="P3" draw:layer="layout" svg:width="8.976cm" svg:height="1.117cm" svg:x="0cm" svg:y="0cm">
          <text:p text:style-name="P2"><text:span text:style-name="T1">Cas d’utilisation BD version 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0" draw:text-style-name="P3" draw:layer="layout" svg:width="10.447cm" svg:height="11.775cm" svg:x="7.183cm" svg:y="1.11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2" draw:text-style-name="P3" draw:layer="layout" svg:width="6.827cm" svg:height="0.787cm" svg:x="7.763cm" svg:y="13.053cm">
          <text:p text:style-name="P2"><text:span text:style-name="T2">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71">
          <draw:g draw:name="Shape 272">
            <draw:custom-shape draw:name="Shape 273" draw:style-name="gr3" draw:text-style-name="P3" draw:layer="layout" svg:width="0.813cm" svg:height="1.788cm" svg:x="3.046cm" svg:y="5.855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74">
              <draw:custom-shape draw:name="Shape 275" draw:style-name="gr4" draw:text-style-name="P3" draw:layer="layout" svg:width="0.308cm" svg:height="0.308cm" svg:x="3.31cm" svg:y="6.195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76" draw:style-name="gr5" draw:text-style-name="P4" draw:layer="layout" svg:width="0.001cm" svg:height="0.58cm" svg:x="3.465cm" svg:y="6.50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77" draw:style-name="gr5" draw:text-style-name="P4" draw:layer="layout" svg:width="0.101cm" svg:height="0.379cm" svg:x="3.36cm" svg:y="7.085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78" draw:style-name="gr5" draw:text-style-name="P4" draw:layer="layout" svg:width="0.103cm" svg:height="0.386cm" svg:x="3.464cm" svg:y="7.08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79" draw:style-name="gr5" draw:text-style-name="P4" draw:layer="layout" svg:width="0.641cm" svg:height="0.001cm" svg:x="3.144cm" svg:y="6.62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80" draw:style-name="gr7" draw:text-style-name="P3" draw:layer="layout" svg:width="3.135cm" svg:height="0.787cm" svg:x="1.841cm" svg:y="7.645cm">
            <text:p text:style-name="P5"><text:span text:style-name="T3">Administrateu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81">
          <draw:g draw:name="Shape 282">
            <draw:custom-shape draw:name="Shape 283" draw:style-name="gr3" draw:text-style-name="P3" draw:layer="layout" svg:width="0.813cm" svg:height="1.788cm" svg:x="20.244cm" svg:y="5.69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84">
              <draw:custom-shape draw:name="Shape 285" draw:style-name="gr4" draw:text-style-name="P3" draw:layer="layout" svg:width="0.308cm" svg:height="0.308cm" svg:x="20.508cm" svg:y="6.03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86" draw:style-name="gr5" draw:text-style-name="P4" draw:layer="layout" svg:width="0.001cm" svg:height="0.58cm" svg:x="20.662cm" svg:y="6.339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87" draw:style-name="gr5" draw:text-style-name="P4" draw:layer="layout" svg:width="0.101cm" svg:height="0.379cm" svg:x="20.557cm" svg:y="6.9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88" draw:style-name="gr5" draw:text-style-name="P4" draw:layer="layout" svg:width="0.103cm" svg:height="0.386cm" svg:x="20.661cm" svg:y="6.9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89" draw:style-name="gr5" draw:text-style-name="P4" draw:layer="layout" svg:width="0.641cm" svg:height="0.001cm" svg:x="20.341cm" svg:y="6.45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290" draw:style-name="gr7" draw:text-style-name="P3" draw:layer="layout" svg:width="2.822cm" svg:height="1.116cm" svg:x="19.213cm" svg:y="7.48cm">
            <text:p text:style-name="P5"><text:span text:style-name="T3">&lt;système&gt;</text:span></text:p>
            <text:p text:style-name="P5"><text:span text:style-name="T3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91" draw:style-name="gr17" draw:text-style-name="P7" draw:layer="layout" svg:width="4.595cm" svg:height="1.942cm" svg:x="8.615cm" svg:y="2.022cm">
          <text:p text:style-name="P2"><text:span text:style-name="T1">Informations modul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2" draw:style-name="gr17" draw:text-style-name="P7" draw:layer="layout" svg:width="5.252cm" svg:height="2.127cm" svg:x="9.087cm" svg:y="6.093cm">
          <text:p text:style-name="P2"><text:span text:style-name="T1">Informations packag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3" draw:style-name="gr6" draw:text-style-name="P4" draw:layer="layout" svg:width="5.903cm" svg:height="0.571cm" draw:transform="rotate (-3.14159265358979) translate (20.242cm 7.1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4" draw:style-name="gr6" draw:text-style-name="P4" draw:layer="layout" svg:width="4.753cm" svg:height="3.755cm" svg:x="3.859cm" svg:y="2.994cm">
          <text:p/>
          <draw:enhanced-geometry draw:mirror-horizontal="true" draw:mirror-vertical="false" svg:viewBox="0 0 21600 21600" draw:type="mso-spt32" draw:enhanced-path="M 0 0 L 21600 21600 N"/>
        </draw:custom-shape>
        <draw:g draw:name="Shape 295">
          <draw:g draw:name="Shape 296">
            <draw:custom-shape draw:name="Shape 297" draw:style-name="gr3" draw:text-style-name="P3" draw:layer="layout" svg:width="0.813cm" svg:height="1.788cm" svg:x="20.244cm" svg:y="1.541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98">
              <draw:custom-shape draw:name="Shape 299" draw:style-name="gr4" draw:text-style-name="P3" draw:layer="layout" svg:width="0.308cm" svg:height="0.308cm" svg:x="20.508cm" svg:y="1.88cm">
                <text:p text:style-name="P2"><text:span text:style-name="T1"/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300" draw:style-name="gr5" draw:text-style-name="P4" draw:layer="layout" svg:width="0.001cm" svg:height="0.58cm" svg:x="20.662cm" svg:y="2.189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301" draw:style-name="gr5" draw:text-style-name="P4" draw:layer="layout" svg:width="0.101cm" svg:height="0.379cm" svg:x="20.557cm" svg:y="2.77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302" draw:style-name="gr5" draw:text-style-name="P4" draw:layer="layout" svg:width="0.103cm" svg:height="0.386cm" svg:x="20.661cm" svg:y="2.7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303" draw:style-name="gr5" draw:text-style-name="P4" draw:layer="layout" svg:width="0.641cm" svg:height="0.001cm" svg:x="20.341cm" svg:y="2.30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custom-shape draw:name="Shape 304" draw:style-name="gr7" draw:text-style-name="P3" draw:layer="layout" svg:width="2.822cm" svg:height="1.116cm" svg:x="19.213cm" svg:y="3.33cm">
            <text:p text:style-name="P5"><text:span text:style-name="T3">&lt;système&gt;</text:span></text:p>
            <text:p text:style-name="P5"><text:span text:style-name="T3">Interfa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05" draw:style-name="gr6" draw:text-style-name="P4" draw:layer="layout" svg:width="2.647cm" svg:height="0.001cm" draw:transform="rotate (-3.14159265358979) translate (20.244cm 2.4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15" draw:text-style-name="P7" draw:layer="layout" svg:width="1.496cm" svg:height="0.874cm" svg:x="12.471cm" svg:y="7.722cm">
          <text:p text:style-name="P5"><text:span text:style-name="T1">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16" draw:text-style-name="P7" draw:layer="layout" svg:width="1.496cm" svg:height="0.874cm" svg:x="12.471cm" svg:y="3.204cm">
          <text:p text:style-name="P5"><text:span text:style-name="T1">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Rogini Runghen</dc:creator>
          <dc:date>2017-01-27T11:59:27.976000000</dc:date>
          <text:p>La difference entre le systeme interface, c.a.d. - le StatEasy package et le systeme R c'est que:</text:p>
          <text:p>- interface graphique aue l'utilisateur vera</text:p>
          <text:p>- R s'occupera d'appeler les packages que l'utilisateur aura besoin</text:p>
          <text:p/>
          <text:p>c'est bien ca si j'ai tout compris?</text:p>
        </officeooo:annotation>
        <officeooo:annotation svg:x="26.978cm" svg:y="0cm">
          <dc:creator>Bastien Delseny</dc:creator>
          <dc:date>2017-01-27T11:59:27.976000000</dc:date>
          <text:p>R contient les infos sur les packages. La base de données récupère ces information et les stock à sa façon.</text:p>
          <text:p>L'interface récupère les informations qu'il y a dans la base de données.</text:p>
          <text:p/>
          <text:p>Pour la base de données il n'y a que du stockage d'information. Pas d'envoi de demande de commande entre R et l'interface. Pour le dialogue entre R et l'interface c'est la diapo précédente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5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2"/>
    <meta:generator>LibreOfficeDev/5.1.0.3$Linux_X86_64 LibreOffice_project/</meta:generator>
  </office:meta>
</office:document-meta>
</file>